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57ff" officeooo:paragraph-rsid="00a560b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19eb27" officeooo:paragraph-rsid="001c0208" style:font-weight-asian="bold" style:font-weight-complex="bold"/>
    </style:style>
    <style:style style:name="P4" style:family="paragraph" style:parent-style-name="Standard">
      <style:text-properties officeooo:paragraph-rsid="006b2331"/>
    </style:style>
    <style:style style:name="P5" style:family="paragraph" style:parent-style-name="Standard">
      <style:paragraph-properties fo:text-align="start" style:justify-single-word="false"/>
      <style:text-properties officeooo:paragraph-rsid="00ae59d9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ae59d9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ae59d9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9dae07" officeooo:paragraph-rsid="009dae07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42fb5" officeooo:paragraph-rsid="00842fb5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3f4" officeooo:paragraph-rsid="00a863f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6f6" officeooo:paragraph-rsid="00a866f6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5aeab" officeooo:paragraph-rsid="0092438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94d943" officeooo:paragraph-rsid="0094d943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842fb5" officeooo:paragraph-rsid="008ffdab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3faf46" loext:opacity="100%" officeooo:paragraph-rsid="00842fb5"/>
    </style:style>
    <style:style style:name="P16" style:family="paragraph" style:parent-style-name="Standard" style:list-style-name="L2">
      <style:paragraph-properties fo:text-align="start" style:justify-single-word="false"/>
      <style:text-properties fo:color="#3faf46" loext:opacity="100%" officeooo:paragraph-rsid="0089b75b"/>
    </style:style>
    <style:style style:name="P17" style:family="paragraph" style:parent-style-name="Standard" style:list-style-name="L2">
      <style:paragraph-properties fo:text-align="start" style:justify-single-word="false"/>
      <style:text-properties fo:color="#3faf46" loext:opacity="100%" officeooo:rsid="00a866f6" officeooo:paragraph-rsid="00a866f6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700311" officeooo:paragraph-rsid="0091e59f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98362" officeooo:paragraph-rsid="0091e59f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a2b7" officeooo:paragraph-rsid="00aabc70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3052a" officeooo:paragraph-rsid="00ad6c29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863f4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abc70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6a6cc" officeooo:paragraph-rsid="00aa7e5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3cb5" officeooo:paragraph-rsid="00b602fb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3cb5" officeooo:paragraph-rsid="00b71008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55ea" officeooo:paragraph-rsid="008c6596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e44b" officeooo:paragraph-rsid="00700311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a866f6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aabc70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aa7e5f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9be1f4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8d3cb5" officeooo:paragraph-rsid="00b71008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63cc84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6a2d83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6a71e9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842fb5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89b75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8e0b33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8ffda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99b344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99df45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9b53ad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9be1f4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a863f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aa7e5f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e2fa8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abd3f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70031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6b233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7f7548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82ff7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63cc8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6a2d8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6a71e9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8e0b33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842fb5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8ffda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99b34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99df4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9b53ad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a863f4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aa7e5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abd3f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9be1f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b16dae" style:font-size-asian="12pt" style:font-weight-asian="bold" style:font-size-complex="12pt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06b2331" style:font-size-asian="12pt" style:font-size-complex="12pt"/>
    </style:style>
    <style:style style:name="T42" style:family="text">
      <style:text-properties fo:font-size="12pt" officeooo:rsid="007a519b" style:font-size-asian="12pt" style:font-size-complex="12pt"/>
    </style:style>
    <style:style style:name="T43" style:family="text">
      <style:text-properties fo:font-size="12pt" officeooo:rsid="0063cc84" style:font-size-asian="12pt" style:font-size-complex="12pt"/>
    </style:style>
    <style:style style:name="T44" style:family="text">
      <style:text-properties fo:font-size="12pt" officeooo:rsid="00698362" style:font-size-asian="12pt" style:font-size-complex="12pt"/>
    </style:style>
    <style:style style:name="T45" style:family="text">
      <style:text-properties fo:font-size="12pt" officeooo:rsid="008ffdab" style:font-size-asian="12pt" style:font-size-complex="12pt"/>
    </style:style>
    <style:style style:name="T46" style:family="text">
      <style:text-properties fo:font-size="12pt" officeooo:rsid="00a863f4" style:font-size-asian="12pt" style:font-size-complex="12pt"/>
    </style:style>
    <style:style style:name="T47" style:family="text">
      <style:text-properties fo:font-size="12pt" officeooo:rsid="00a9e175" style:font-size-asian="12pt" style:font-size-complex="12pt"/>
    </style:style>
    <style:style style:name="T48" style:family="text">
      <style:text-properties fo:font-size="12pt" officeooo:rsid="00aabc70" style:font-size-asian="12pt" style:font-size-complex="12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63cc84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65a2b7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698362" style:font-size-asian="12pt" style:font-weight-asian="bold" style:font-size-complex="12pt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63cc84" style:font-weight-asian="bold" style:font-weight-complex="bold"/>
    </style:style>
    <style:style style:name="T55" style:family="text">
      <style:text-properties fo:font-weight="bold" officeooo:rsid="0065a2b7" style:font-weight-asian="bold" style:font-weight-complex="bold"/>
    </style:style>
    <style:style style:name="T56" style:family="text">
      <style:text-properties fo:font-weight="bold" officeooo:rsid="006789b6" style:font-weight-asian="bold" style:font-weight-complex="bold"/>
    </style:style>
    <style:style style:name="T57" style:family="text">
      <style:text-properties fo:font-weight="bold" officeooo:rsid="00aabc70" style:font-weight-asian="bold" style:font-weight-complex="bold"/>
    </style:style>
    <style:style style:name="T58" style:family="text">
      <style:text-properties fo:font-weight="bold" officeooo:rsid="00aa7e5f" style:font-weight-asian="bold" style:font-weight-complex="bold"/>
    </style:style>
    <style:style style:name="T59" style:family="text">
      <style:text-properties fo:font-weight="bold" officeooo:rsid="00abd3fd" style:font-weight-asian="bold" style:font-weight-complex="bold"/>
    </style:style>
    <style:style style:name="T60" style:family="text">
      <style:text-properties fo:font-weight="bold" officeooo:rsid="0091e59f" style:font-weight-asian="bold" style:font-weight-complex="bold"/>
    </style:style>
    <style:style style:name="T61" style:family="text">
      <style:text-properties fo:font-weight="bold" officeooo:rsid="00ad6c29" style:font-weight-asian="bold" style:font-weight-complex="bold"/>
    </style:style>
    <style:style style:name="T62" style:family="text">
      <style:text-properties officeooo:rsid="008c6596"/>
    </style:style>
    <style:style style:name="T63" style:family="text">
      <style:text-properties style:font-name="DejaVu Sans Condensed" fo:font-weight="bold" style:font-weight-asian="bold" style:font-weight-complex="bold"/>
    </style:style>
    <style:style style:name="T64" style:family="text">
      <style:text-properties officeooo:rsid="0092438e"/>
    </style:style>
    <style:style style:name="T65" style:family="text">
      <style:text-properties fo:color="#3faf46" loext:opacity="100%" style:text-line-through-style="none" style:text-line-through-type="none" style:font-name="DejaVu Sans Condensed1" fo:font-size="12pt" fo:font-weight="normal" officeooo:rsid="00a866f6" style:font-size-asian="12pt" style:font-weight-asian="normal" style:font-size-complex="12pt" style:font-weight-complex="normal"/>
    </style:style>
    <style:style style:name="T66" style:family="text">
      <style:text-properties fo:color="#3faf46" loext:opacity="100%" style:text-line-through-style="none" style:text-line-through-type="none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67" style:family="text">
      <style:text-properties officeooo:rsid="0063cc84"/>
    </style:style>
    <style:style style:name="T68" style:family="text">
      <style:text-properties officeooo:rsid="006789b6"/>
    </style:style>
    <style:style style:name="T69" style:family="text">
      <style:text-properties officeooo:rsid="0091e59f"/>
    </style:style>
    <style:style style:name="T70" style:family="text">
      <style:text-properties officeooo:rsid="00aa7e5f"/>
    </style:style>
    <style:style style:name="T71" style:family="text">
      <style:text-properties officeooo:rsid="00aabc70"/>
    </style:style>
    <style:style style:name="T72" style:family="text">
      <style:text-properties style:use-window-font-color="true" loext:opacity="0%" fo:font-size="12pt" officeooo:rsid="00a863f4" style:font-size-asian="12pt" style:font-size-complex="12pt"/>
    </style:style>
    <style:style style:name="T73" style:family="text">
      <style:text-properties style:use-window-font-color="true" loext:opacity="0%" fo:font-size="12pt" officeooo:rsid="00afbcab" style:font-size-asian="12pt" style:font-size-complex="12pt"/>
    </style:style>
    <style:style style:name="T74" style:family="text">
      <style:text-properties style:use-window-font-color="true" loext:opacity="0%" fo:font-size="12pt" fo:font-weight="bold" officeooo:rsid="00a863f4" style:font-size-asian="12pt" style:font-weight-asian="bold" style:font-size-complex="12pt" style:font-weight-complex="bold"/>
    </style:style>
    <style:style style:name="T75" style:family="text">
      <style:text-properties fo:color="#c9211e" loext:opacity="100%" style:text-line-through-style="none" style:text-line-through-type="none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76" style:family="text">
      <style:text-properties officeooo:rsid="00abd3fd"/>
    </style:style>
    <style:style style:name="T77" style:family="text">
      <style:text-properties officeooo:rsid="00ad6c29"/>
    </style:style>
    <style:style style:name="T78" style:family="text">
      <style:text-properties officeooo:rsid="0035db3e"/>
    </style:style>
    <style:style style:name="T79" style:family="text">
      <style:text-properties officeooo:rsid="00b394de"/>
    </style:style>
    <style:style style:name="T80" style:family="text">
      <style:text-properties officeooo:rsid="005ecd5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78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C1" office:value-type="string">
            <text:p text:style-name="P7">4xx - A2A</text:p>
          </table:table-cell>
          <table:table-cell table:style-name="Table1.C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24">2</text:span><text:span text:style-name="T21">0</text:span><text:span text:style-name="T24">2</text:span><text:span text:style-name="T22"> - </text:span><text:span text:style-name="T23">Ground</text:span><text:span text:style-name="T20"> - </text:span><text:span text:style-name="T39">Hot Start</text:span></text:p>
      <text:p text:style-name="P1"/>
      <text:p text:style-name="P3"><text:span text:style-name="T41">PILOT </text:span><text:span text:style-name="T40">Before takeoff (</text:span><text:span text:style-name="T46">from </text:span><text:span text:style-name="T40">hot start)</text:span><text:span text:style-name="T48"> -- WIP</text:span></text:p>
      <text:list text:style-name="L1">
        <text:list-item>
          <text:p text:style-name="P8">Green = Aleady done in Havoc's Quick Autostart script</text:p>
        </text:list-item>
      </text:list>
      <text:list xml:id="list239983557" text:style-name="L2">
        <text:list-item>
          <text:p text:style-name="P13"><text:span text:style-name="T49">POWER levers</text:span><text:span text:style-name="T40"> ... </text:span><text:span text:style-name="T49">FLY</text:span><text:span text:style-name="T40"> (Numpad + and hold to advance smoothly</text:span><text:span text:style-name="T47">, use short increments</text:span><text:span text:style-name="T40">)</text:span></text:p>
        </text:list-item>
        <text:list-item>
          <text:p text:style-name="P18"><text:span text:style-name="T49">Lights</text:span><text:span text:style-name="T42"> </text:span><text:span text:style-name="T45">... As desired </text:span><text:span text:style-name="T42">(left console rear)</text:span></text:p>
        </text:list-item>
      </text:list>
      <text:list text:style-name="L3">
        <text:list-item>
          <text:list>
            <text:list-item>
              <text:p text:style-name="P19">SIGNAL knob controls warning/caution/advisory (WCA) lights. <text:s/>If FLOOD knob is turned up past midpoint, WCA lights will automatically be set to daytime brightness. <text:s/>To restore nighttime brightness, ensure FLOOD knob is set lower than halfway, then turn SIGNAL knob to RST position and then back down to desired nighttime brightness.</text:p>
            </text:list-item>
          </text:list>
        </text:list-item>
      </text:list>
      <text:list xml:id="list223431316700825" text:continue-list="list239983557" text:style-name="L2">
        <text:list-item>
          <text:p text:style-name="P14"><text:span text:style-name="T72">If</text:span><text:span text:style-name="T73"> using Robbie Tank and</text:span><text:span text:style-name="T72"> over </text:span><text:span text:style-name="T74">78%</text:span><text:span text:style-name="T72"> fuel: </text:span><text:span text:style-name="T44">Enable </text:span><text:span text:style-name="T52">aux fuel tank</text:span><text:span text:style-name="T43">: </text:span><text:span text:style-name="T51">[</text:span><text:span text:style-name="T50">M</text:span><text:span text:style-name="T51">]</text:span><text:span text:style-name="T43"> &gt; </text:span><text:span text:style-name="T50">FUEL</text:span><text:span text:style-name="T43"> &gt; </text:span><text:span text:style-name="T50">C AUX</text:span><text:span text:style-name="T43"> (L2)</text:span></text:p>
        </text:list-item>
        <text:list-item>
          <text:p text:style-name="P15"><text:span text:style-name="T29">CMWS</text:span><text:span text:style-name="T5"> ... </text:span><text:span text:style-name="T13">S</text:span><text:span text:style-name="T6">et up</text:span><text:span text:style-name="T5">:</text:span></text:p>
          <text:list>
            <text:list-item>
              <text:p text:style-name="P15"><text:span text:style-name="T28">PWR</text:span><text:span text:style-name="T5"> knob ... </text:span><text:span text:style-name="T29">ON</text:span></text:p>
            </text:list-item>
            <text:list-item>
              <text:p text:style-name="P9"><text:span text:style-name="T53">ARM/SAFE</text:span> switch ... <text:span text:style-name="T53">ARM</text:span></text:p>
            </text:list-item>
            <text:list-item>
              <text:p text:style-name="P9"><text:span text:style-name="T53">CMWS/NAV</text:span> switch ... <text:span text:style-name="T53">CMWS</text:span> (enables CMWS audio warnings)</text:p>
            </text:list-item>
            <text:list-item>
              <text:p text:style-name="P15"><text:span text:style-name="T29">BYPASS/AUTO</text:span><text:span text:style-name="T5"> switch ... </text:span><text:span text:style-name="T29">BYPASS</text:span></text:p>
            </text:list-item>
          </text:list>
        </text:list-item>
        <text:list-item>
          <text:p text:style-name="P16"><text:span text:style-name="T2">Set up </text:span><text:span text:style-name="T25">TSD options</text:span><text:span text:style-name="T26"> for both NAV and ATK phases</text:span><text:span text:style-name="T3"> (</text:span><text:span text:style-name="T26">B2</text:span><text:span text:style-name="T3"> OSB to toggle phase)</text:span><text:span text:style-name="T2">:</text:span></text:p>
          <text:list>
            <text:list-item>
              <text:p text:style-name="P16"><text:span text:style-name="T37">[</text:span><text:span text:style-name="T34">TSD</text:span><text:span text:style-name="T37">]</text:span><text:span text:style-name="T13"> &gt; </text:span><text:span text:style-name="T30">SHOW</text:span><text:span text:style-name="T8">, then </text:span><text:span text:style-name="T30">left</text:span><text:span text:style-name="T4"> and </text:span><text:span text:style-name="T30">r</text:span><text:span text:style-name="T27">ight</text:span><text:span text:style-name="T3"> OSBs</text:span><text:span text:style-name="T7"> list the various options</text:span><text:span text:style-name="T3">.</text:span><text:span text:style-name="T13"> <text:s/>Recommended:</text:span></text:p>
              <text:list>
                <text:list-item>
                  <text:p text:style-name="P10">SHOW page -- All</text:p>
                </text:list-item>
                <text:list-item>
                  <text:p text:style-name="P10">THRT SHOW page -- All except TRN PT</text:p>
                </text:list-item>
                <text:list-item>
                  <text:p text:style-name="P11">COORD SHOW page -- All</text:p>
                </text:list-item>
                <text:list-item>
                  <text:p text:style-name="P17"><text:span text:style-name="T1">Press PHASE OSB (B2) to toggle NAV/ATK phase. <text:s/>THRT SHOW settings carry over to both phases, SHOW and COORD show have to be set up </text:span><text:span text:style-name="T15">for each </text:span><text:span text:style-name="T1">phase</text:span><text:span text:style-name="T15"> separately</text:span><text:span text:style-name="T1">.</text:span></text:p>
                </text:list-item>
              </text:list>
            </text:list-item>
            <text:list-item>
              <text:p text:style-name="P12"><text:span text:style-name="T64">M</text:span><text:span text:style-name="T69">ap style: </text:span><text:span text:style-name="T59">[</text:span><text:span text:style-name="T60">TSD</text:span><text:span text:style-name="T59">]</text:span><text:span text:style-name="T69"> &gt; </text:span><text:span text:style-name="T60">MAP</text:span><text:span text:style-name="T69"> &gt; </text:span><text:span text:style-name="T60">TYPE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9"><text:span text:style-name="T65">Use </text:span><text:span text:style-name="T66">TYPE</text:span><text:span text:style-name="T65"> </text:span><text:span text:style-name="T66">&gt; </text:span><text:span text:style-name="T65">DIG and COLOR BAND </text:span><text:span text:style-name="T66">&gt; </text:span><text:span text:style-name="T65">A/C to have a digital elevation map with ground 50 ft (??) or more below your aircraft drawn in green, ground above that drawn in red.</text:span></text:p>
                </text:list-item>
              </text:list>
            </text:list-item>
          </text:list>
        </text:list-item>
      </text:list>
      <text:list xml:id="list223430176827645" text:continue-list="list223431316700825" text:style-name="L2">
        <text:list-item>
          <text:p text:style-name="P20"><text:span text:style-name="T53">Boresight HMD</text:span>: <text:span text:style-name="T53">[WPN]</text:span> &gt; <text:span text:style-name="T53">BORESIGHT</text:span> &gt; <text:span text:style-name="T53">IHADSS</text:span><text:span text:style-name="T76">,</text:span> line up <text:span text:style-name="T68">HMD LOS </text:span>crosshair in boresight rings<text:span text:style-name="T76">,</text:span> <text:span text:style-name="T53">B/S NOW</text:span> OSB<text:span text:style-name="T68"> (you can also click B/S NOW with </text:span><text:span text:style-name="T56">Cursor Enter</text:span><text:span text:style-name="T68"> (</text:span><text:span text:style-name="T71">Collective </text:span><text:span text:style-name="T57">Trigger S1</text:span><text:span text:style-name="T71"> or </text:span><text:span text:style-name="T56">Ministick press</text:span><text:span text:style-name="T68">)</text:span></text:p>
        </text:list-item>
      </text:list>
      <text:list text:style-name="L5">
        <text:list-item>
          <text:list>
            <text:list-item>
              <text:p text:style-name="P30"><text:span text:style-name="T75">IMPORTANT:</text:span><text:span text:style-name="T16"> </text:span><text:span text:style-name="T36">INTR LT PRIMARY</text:span><text:span text:style-name="T16"> knob (left console rear) must be turned up to see boresight reticle.</text:span></text:p>
            </text:list-item>
          </text:list>
        </text:list-item>
      </text:list>
      <text:list xml:id="list223430941971171" text:continue-list="list223430176827645" text:style-name="L2">
        <text:list-item>
          <text:p text:style-name="P21">Set<text:span text:style-name="T77"> Hellfire seeker code and </text:span>laser designator code<text:span text:style-name="T76">:</text:span><text:span text:style-name="T77"> </text:span><text:span text:style-name="T59">[WPN]</text:span><text:span text:style-name="T76"> &gt; </text:span><text:span text:style-name="T59">CHAN</text:span><text:span text:style-name="T76">, select</text:span><text:span text:style-name="T79"> desired</text:span><text:span text:style-name="T76"> </text:span><text:span text:style-name="T59">letter</text:span><text:span text:style-name="T61">/code</text:span><text:span text:style-name="T59"> OSB</text:span><text:span text:style-name="T77">, then </text:span><text:span text:style-name="T61">[WPN]</text:span><text:span text:style-name="T77"> &gt; </text:span><text:span text:style-name="T61">CODE</text:span><text:span text:style-name="T77">, select </text:span><text:span text:style-name="T61">same letter/code OSB</text:span><text:span text:style-name="T77"> (must match in order to self-designate Hellfires)</text:span></text:p>
        </text:list-item>
        <text:list-item>
          <text:p text:style-name="P22"><text:span text:style-name="T53">Tune </text:span><text:span text:style-name="T54">radios</text:span><text:span text:style-name="T67">: </text:span><text:span text:style-name="T55">[</text:span><text:span text:style-name="T54">COM</text:span><text:span text:style-name="T55">]</text:span><text:span text:style-name="T67"> &gt; </text:span><text:span text:style-name="T54">MAN</text:span><text:span text:style-name="T67"> &gt; </text:span><text:span text:style-name="T54">L1-L4</text:span><text:span text:style-name="T67"> </text:span><text:span text:style-name="T68">OSB </text:span><text:span text:style-name="T67">to select radio, then type in freq on </text:span><text:span text:style-name="T54">KU</text:span><text:span text:style-name="T67"> and press </text:span><text:span text:style-name="T54">ENTER</text:span><text:span text:style-name="T67">.</text:span></text:p>
        </text:list-item>
        <text:list-item>
          <text:p text:style-name="P31"><text:span text:style-name="T14">Check </text:span><text:span text:style-name="T35">baro altitude</text:span><text:span text:style-name="T14"> on </text:span><text:span text:style-name="T37">[</text:span><text:span text:style-name="T35">A/C</text:span><text:span text:style-name="T37">]</text:span><text:span text:style-name="T14"> &gt; </text:span><text:span text:style-name="T35">FLT</text:span><text:span text:style-name="T14"> page (upper right corner of HMD repeater display). <text:s/>If it's wrong, s</text:span><text:span text:style-name="T9">et</text:span><text:span text:style-name="T14"> it</text:span><text:span text:style-name="T9"> to </text:span><text:span text:style-name="T31">QNE</text:span><text:span text:style-name="T10">:</text:span></text:p>
          <text:list>
            <text:list-item>
              <text:p text:style-name="P31"><text:span text:style-name="T37">[A/C] &gt; </text:span><text:span text:style-name="T32">FLT</text:span><text:span text:style-name="T10"> &gt; </text:span><text:span text:style-name="T33">SET</text:span><text:span text:style-name="T11"> &gt; </text:span><text:span text:style-name="T32">ALT</text:span><text:span text:style-name="T10"> &gt; enter </text:span><text:span text:style-name="T12">current (airfield) </text:span><text:span text:style-name="T10">altitude on </text:span><text:span text:style-name="T32">KU</text:span><text:span text:style-name="T10"> and press </text:span><text:span text:style-name="T32">ENTER</text:span><text:span text:style-name="T12">, or use PRESS and set the pressure, but ALT is probably more reliable.</text:span></text:p>
            </text:list-item>
          </text:list>
        </text:list-item>
        <text:list-item>
          <text:p text:style-name="P32"><text:span text:style-name="T12">Set </text:span><text:span text:style-name="T38">backup altimeter</text:span><text:span text:style-name="T12"> altitude to </text:span><text:span text:style-name="T38">QNE</text:span><text:span text:style-name="T12">: Turn knob to match reading to current baro altitude</text:span><text:span text:style-name="T17"> (instrument panel lower right)</text:span></text:p>
        </text:list-item>
        <text:list-item>
          <text:p text:style-name="P23"><text:span text:style-name="T64">If </text:span>air temp <text:span text:style-name="T53">less than 41</text:span><text:span text:style-name="T63">°</text:span><text:span text:style-name="T53"> F/5</text:span><text:span text:style-name="T63">°</text:span><text:span text:style-name="T53"> C</text:span><text:span text:style-name="T64">: </text:span><text:span text:style-name="T53">Anti-ice system</text:span> ... <text:span text:style-name="T53">As needed</text:span> <text:span text:style-name="T64">(</text:span><text:span text:style-name="T53">[A/C]</text:span> &gt; <text:span text:style-name="T53">UTIL</text:span> &gt; <text:span text:style-name="T53">R3-R6</text:span> OSBs<text:span text:style-name="T64">)</text:span></text:p>
        </text:list-item>
        <text:list-item>
          <text:p text:style-name="P24"><text:span text:style-name="T71">Set </text:span><text:span text:style-name="T53">MANRNG</text:span><text:span text:style-name="T71"> to </text:span><text:span text:style-name="T57">800 m</text:span><text:span text:style-name="T71">:</text:span><text:span text:style-name="T70"> </text:span><text:span text:style-name="T59">[</text:span><text:span text:style-name="T58">WPN</text:span><text:span text:style-name="T59">]</text:span><text:span text:style-name="T70"> &gt; </text:span><text:span text:style-name="T58">MANRNG&gt;</text:span><text:span text:style-name="T71">,</text:span><text:span text:style-name="T70"> enter </text:span><text:span text:style-name="T58">800</text:span><text:span text:style-name="T70"> on </text:span><text:span text:style-name="T58">KU</text:span><text:span text:style-name="T70"> and press </text:span><text:span text:style-name="T58">ENTER</text:span></text:p>
        </text:list-item>
        <text:list-item>
          <text:p text:style-name="P25">If FCR is equipped, power on FCR:</text:p>
          <text:list>
            <text:list-item>
              <text:p text:style-name="P25">FCR page</text:p>
            </text:list-item>
            <text:list-item>
              <text:p text:style-name="P25">UTIL OSB</text:p>
            </text:list-item>
            <text:list-item>
              <text:p text:style-name="P26">MMA OSB<text:span text:style-name="T80"> to go from PINNED to NORM</text:span></text:p>
            </text:list-item>
            <text:list-item>
              <text:p text:style-name="P33">FCR BIT ORIDE OSB<text:span text:style-name="T80"> to cancel FCR BIT tests and make the radar active</text:span></text:p>
            </text:list-item>
          </text:list>
        </text:list-item>
      </text:list>
      <text:p text:style-name="P2"/>
      <text:p text:style-name="P4"><text:span text:style-name="T19">GUNNER Before takeoff, for human gunner only -- </text:span><text:span text:style-name="T18">TODO</text:span></text:p>
      <text:list text:style-name="L6">
        <text:list-item>
          <text:p text:style-name="P27"><text:span text:style-name="T62">Laser ... Enabled:</text:span> <text:span text:style-name="T77">[</text:span>WPN<text:span text:style-name="T77">]</text:span> &gt; CHAN &gt; UTIL &gt; LASER</text:p>
        </text:list-item>
        <text:list-item>
          <text:p text:style-name="P28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0T22:34:29.869000000</dc:date>
    <meta:editing-duration>P2DT1H25M7S</meta:editing-duration>
    <meta:editing-cycles>13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3" meta:word-count="561" meta:character-count="2876" meta:non-whitespace-character-count="2387"/>
  </office:meta>
</office:document-meta>
</file>